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4000000D9311CD9E7693FF6EC.jpg" manifest:media-type="image/jpeg"/>
  <manifest:file-entry manifest:full-path="Pictures/10000000000005140000004FABB9644E3E6082BE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c8f9" officeooo:paragraph-rsid="0000c8f9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officeooo:rsid="0000c8f9" officeooo:paragraph-rsid="0000c8f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0c8f9" officeooo:paragraph-rsid="0000c8f9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4b500" officeooo:paragraph-rsid="0004b500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53223" officeooo:paragraph-rsid="00053223" style:font-weight-asian="normal" style:font-weight-complex="normal"/>
    </style:style>
    <style:style style:name="P6" style:family="paragraph" style:parent-style-name="Standard">
      <style:text-properties officeooo:rsid="0005e617" officeooo:paragraph-rsid="0005e617"/>
    </style:style>
    <style:style style:name="P7" style:family="paragraph" style:parent-style-name="Standard">
      <style:paragraph-properties fo:text-align="justify" style:justify-single-word="false" fo:break-before="page"/>
      <style:text-properties fo:font-weight="normal" officeooo:rsid="0000c8f9" officeooo:paragraph-rsid="0000c8f9" style:font-weight-asian="normal" style:font-weight-complex="normal"/>
    </style:style>
    <style:style style:name="P8" style:family="paragraph" style:parent-style-name="Standard">
      <style:paragraph-properties fo:text-align="justify" style:justify-single-word="false" fo:break-before="page"/>
      <style:text-properties fo:font-weight="normal" officeooo:rsid="00013b2d" officeooo:paragraph-rsid="00013b2d" style:font-weight-asian="normal" style:font-weight-complex="normal"/>
    </style:style>
    <style:style style:name="P9" style:family="paragraph" style:parent-style-name="Standard" style:list-style-name="L1">
      <style:text-properties officeooo:rsid="000321d1" officeooo:paragraph-rsid="000321d1"/>
    </style:style>
    <style:style style:name="P10" style:family="paragraph" style:parent-style-name="Standard" style:list-style-name="L1">
      <style:text-properties officeooo:rsid="00024a10" officeooo:paragraph-rsid="0000c8f9"/>
    </style:style>
    <style:style style:name="P11" style:family="paragraph" style:parent-style-name="Standard" style:list-style-name="L1"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13" style:family="paragraph" style:parent-style-name="Standard" style:list-style-name="L1">
      <style:paragraph-properties fo:break-before="page"/>
      <style:text-properties officeooo:rsid="000321d1" officeooo:paragraph-rsid="000321d1"/>
    </style:style>
    <style:style style:name="P14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T1" style:family="text">
      <style:text-properties officeooo:rsid="0004ad5e"/>
    </style:style>
    <style:style style:name="T2" style:family="text">
      <style:text-properties officeooo:rsid="000534b1"/>
    </style:style>
    <style:style style:name="T3" style:family="text">
      <style:text-properties officeooo:rsid="00070128"/>
    </style:style>
    <style:style style:name="T4" style:family="text">
      <style:text-properties officeooo:rsid="0009b5ab"/>
    </style:style>
    <style:style style:name="T5" style:family="text">
      <style:text-properties officeooo:rsid="0001d07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T e GITHU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postila produzida durante</text:p>
      <text:p text:style-name="P2">a disciplina de Tópicos em</text:p>
      <text:p text:style-name="P2">Computação, pelas estudantes</text:p>
      <text:p text:style-name="P2">Euzilene, Miriã e Patricia</text:p>
      <text:p text:style-name="P2">do Curso Técnico em </text:p>
      <text:p text:style-name="P2">Informática para Internet</text:p>
      <text:p text:style-name="P8">Exercícios: Coloque um sumário aqui, depois adicione para o controle de versão, comite a versão e suba para a nuvem.</text:p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Índice</text:p>
          </text:index-title>
        </text:index-body>
      </text:table-of-content>
      <text:p text:style-name="P4">Sdfsdfsdfsdf</text:p>
      <text:p text:style-name="P4"/>
      <text:p text:style-name="P5">steasadasda</text:p>
      <text:p text:style-name="P7">Introdução <text:span text:style-name="T5">ao GIT</text:span></text:p>
      <text:p text:style-name="P3"/>
      <text:list xml:id="list1448606757" text:style-name="L1">
        <text:list-header>
          <text:p text:style-name="P13">Exercício de Fixação</text:p>
          <text:p text:style-name="P9"/>
        </text:list-header>
        <text:list-item>
          <text:p text:style-name="P10">O que é um sistema de controle de versão?</text:p>
          <text:p text:style-name="P14">__________________________________________________________________________</text:p>
          <text:p text:style-name="P14">__________________________________________________________________________</text:p>
          <text:p text:style-name="P11">__________________________________________________________________________</text:p>
        </text:list-item>
        <text:list-item>
          <text:p text:style-name="P10">O que é GIT?</text:p>
          <text:p text:style-name="P14">__________________________________________________________________________</text:p>
          <text:p text:style-name="P14">__________________________________________________________________________</text:p>
          <text:p text:style-name="P11">__________________________________________________________________________</text:p>
        </text:list-item>
        <text:list-item>
          <text:p text:style-name="P10">O que é GITHUB?</text:p>
          <text:p text:style-name="P14">__________________________________________________________________________</text:p>
          <text:p text:style-name="P14">__________________________________________________________________________</text:p>
          <text:p text:style-name="P11">__________________________________________________________________________</text:p>
        </text:list-item>
        <text:list-item>
          <text:p text:style-name="P10">O que é <text:span text:style-name="T1">merge</text:span>?</text:p>
          <text:p text:style-name="P14">__________________________________________________________________________</text:p>
          <text:p text:style-name="P14">__________________________________________________________________________</text:p>
          <text:p text:style-name="P11">__________________________________________________________________________</text:p>
        </text:list-item>
        <text:list-item>
          <text:p text:style-name="P10">O que é <text:span text:style-name="T2">branch</text:span>?</text:p>
          <text:p text:style-name="P14">__________________________________________________________________________</text:p>
          <text:p text:style-name="P14">__________________________________________________________________________</text:p>
          <text:p text:style-name="P11">__________________________________________________________________________</text:p>
        </text:list-item>
        <text:list-item>
          <text:p text:style-name="P10"><text:span text:style-name="T3">Qual a diferença de Master Branch e Feature Branch</text:span>?</text:p>
          <text:p text:style-name="P14">__________________________________________________________________________</text:p>
          <text:p text:style-name="P14">__________________________________________________________________________</text:p>
          <text:p text:style-name="P11">__________________________________________________________________________</text:p>
        </text:list-item>
        <text:list-item>
          <text:p text:style-name="P10"><text:span text:style-name="T3">Qua</text:span><text:span text:style-name="T4">is os principais comandos do GIT?</text:span></text:p>
          <text:p text:style-name="P14">__________________________________________________________________________</text:p>
          <text:p text:style-name="P14">__________________________________________________________________________</text:p>
          <text:p text:style-name="P12">__________________________________________________________________________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x="0.245cm" svg:y="-1.653cm" svg:width="16.51cm" svg:height="2.755cm" draw:z-index="3"><draw:image xlink:href="Pictures/1000000000000514000000D9311CD9E7693FF6EC.jpg" xlink:type="simple" xlink:show="embed" xlink:actuate="onLoad" draw:mime-type="image/jpeg"/></draw:frame></text:p>
      </style:header>
      <style:footer>
        <text:p text:style-name="Footer"><draw:frame draw:style-name="Mfr2" draw:name="Figura2" text:anchor-type="char" svg:width="16.51cm" svg:height="1.004cm" draw:z-index="7"><draw:image xlink:href="Pictures/10000000000005140000004FABB9644E3E6082BE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7:11:31.593000000</meta:creation-date>
    <dc:date>2022-08-02T21:41:52.279000000</dc:date>
    <meta:editing-duration>PT1H10M18S</meta:editing-duration>
    <meta:editing-cycles>8</meta:editing-cycles>
    <meta:generator>LibreOffice/7.1.4.2$Windows_X86_64 LibreOffice_project/a529a4fab45b75fefc5b6226684193eb000654f6</meta:generator>
    <meta:document-statistic meta:table-count="0" meta:image-count="2" meta:object-count="0" meta:page-count="4" meta:paragraph-count="41" meta:word-count="122" meta:character-count="2097" meta:non-whitespace-character-count="2022"/>
  </office:meta>
</office:document-meta>
</file>